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Epilogue_20_Page">
      <loext:graphic-properties draw:fill="none" draw:fill-color="#ffffff"/>
      <style:paragraph-properties fo:margin-left="0cm" fo:margin-right="0cm" fo:margin-top="2cm" fo:margin-bottom="2cm" style:contextual-spacing="false" fo:text-indent="0cm" style:auto-text-indent="false" style:page-number="auto" fo:break-before="auto" fo:break-after="auto" fo:background-color="transparent" fo:keep-with-next="always" style:writing-mode="page"/>
      <style:text-properties style:font-name="DejaVu Sans Condensed" fo:font-size="32pt" fo:font-style="italic" fo:font-weight="normal" officeooo:paragraph-rsid="0006d9be" style:font-size-asian="32pt" style:font-style-asian="italic" style:font-weight-asian="normal" style:font-size-complex="32pt" style:font-style-complex="italic" style:font-weight-complex="normal"/>
    </style:style>
    <style:style style:name="P2" style:family="paragraph" style:parent-style-name="Standard">
      <style:paragraph-properties fo:margin-top="0cm" fo:margin-bottom="0.499cm" style:contextual-spacing="false"/>
      <style:text-properties officeooo:paragraph-rsid="0006d9be"/>
    </style:style>
    <style:style style:name="P3" style:family="paragraph" style:parent-style-name="Frame_20_contents">
      <style:text-properties officeooo:paragraph-rsid="02ff7c2d"/>
    </style:style>
    <style:style style:name="P4"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5" style:family="paragraph" style:parent-style-name="Frame_20_contents">
      <style:paragraph-properties fo:text-align="center" style:justify-single-word="false"/>
      <style:text-properties officeooo:paragraph-rsid="02ff307d"/>
    </style:style>
    <style:style style:name="P6" style:family="paragraph" style:parent-style-name="Frame_20_contents">
      <style:text-properties officeooo:paragraph-rsid="0308ce04"/>
    </style:style>
    <style:style style:name="P7" style:family="paragraph" style:parent-style-name="Frame_20_contents">
      <style:text-properties officeooo:paragraph-rsid="02ff307d"/>
    </style:style>
    <style:style style:name="P8"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9" style:family="paragraph">
      <style:paragraph-properties fo:margin-left="0.199cm" fo:margin-right="0.6cm" fo:margin-top="0cm" fo:margin-bottom="0cm" fo:text-indent="0cm"/>
    </style:style>
    <style:style style:name="P10" style:family="paragraph">
      <style:paragraph-properties fo:margin-left="0.199cm" fo:margin-right="0.6cm" fo:margin-top="0cm" fo:margin-bottom="0.499cm" fo:text-indent="0cm"/>
    </style:style>
    <style:style style:name="P11"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3" style:family="paragraph">
      <style:paragraph-properties fo:margin-left="0.7cm" fo:margin-right="0.6cm" fo:margin-top="0cm" fo:margin-bottom="0cm" fo:text-indent="-0.499cm"/>
    </style:style>
    <style:style style:name="P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5"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8" style:family="paragraph">
      <style:paragraph-properties fo:margin-left="0.7cm" fo:margin-right="0.6cm" fo:margin-top="0cm" fo:margin-bottom="0cm" fo:line-height="115%" fo:text-indent="-0.499cm"/>
    </style:style>
    <style:style style:name="P19" style:family="paragraph">
      <style:paragraph-properties fo:margin-left="0.7cm" fo:margin-right="0.6cm" fo:text-indent="-0.499cm"/>
    </style:style>
    <style:style style:name="P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21"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0579eef"/>
    </style:style>
    <style:style style:name="T3" style:family="text">
      <style:text-properties fo:font-variant="small-caps"/>
    </style:style>
    <style:style style:name="T4" style:family="text">
      <style:text-properties style:font-name="FreeSerif"/>
    </style:style>
    <style:style style:name="T5" style:family="text">
      <style:text-properties fo:font-size="12pt"/>
    </style:style>
    <style:style style:name="T6" style:family="text">
      <style:text-properties style:font-name="DejaVu Serif" fo:font-size="12pt" style:font-name-complex="DejaVu Serif" style:font-size-complex="12pt"/>
    </style:style>
    <style:style style:name="T7" style:family="text">
      <style:text-properties fo:color="#0a2746" loext:opacity="100%" style:font-name="DejaVu Serif" fo:font-size="12pt" style:font-name-complex="DejaVu Serif" style:font-size-complex="12pt"/>
    </style:style>
    <style:style style:name="T8" style:family="text">
      <style:text-properties fo:font-variant="small-caps" style:font-name="DejaVu Serif" fo:font-size="12pt" style:font-name-complex="DejaVu Serif" style:font-size-complex="12pt"/>
    </style:style>
    <style:style style:name="T9" style:family="text">
      <style:text-properties fo:font-variant="small-caps" fo:color="#0a2746" loext:opacity="100%" style:font-name="DejaVu Serif" fo:font-size="12pt" style:font-name-complex="DejaVu Serif" style:font-size-complex="12pt"/>
    </style:style>
    <style:style style:name="fr1"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Epilogue"/>Epilogue<text:bookmark-end text:name="Epilogue"/></text:h>
      <text:p text:style-name="P2">If you’ve read at least the first six chapters and either done the exercises or written your own Python 3 programs independently, you should be in a good position to build up your experience and programming skills as far as you want to go—Python won’t hold you back!</text:p>
      <text:p text:style-name="P2">To improve and deepen your Python language skills, if you read only the first six chapters, make sure you are familiar with the material in Chapter 7 [123 ➤], and that you read and experiment with at least some of the material in Chapter 8 [123 ➤], and in particular the <text:span text:style-name="Console">with</text:span> statement and <text:span text:style-name="T1">context managers</text:span>. It is also worth reading at least Chapter 9’s [123 ➤] section on testing.</text:p>
      <text:p text:style-name="P2">Keep in mind, though, that apart from the pleasure and learning aspects of developing everything from scratch, doing so is rarely necessary in Python. We have already mentioned the standard library and the <text:a xlink:type="simple" xlink:href="https://pypi.org/" text:style-name="Internet_20_link" text:visited-style-name="Visited_20_Internet_20_Link">Python Package Index</text:a>, both of which provide a huge amount of functionality. In addition, the online Python Cookbook at <text:a xlink:type="simple" xlink:href="https://code.activestate.com/recipes/langs/python/" text:style-name="Internet_20_link" text:visited-style-name="Visited_20_Internet_20_Link"><text:span text:style-name="T2">ActiveState Code</text:span></text:a> offers a large number of tricks, tips, and ideas, although it <text:span text:style-name="T2">wa</text:span>s Python 2-oriented at the time of this writing.</text:p>
      <text:p text:style-name="P2">It is also possible to create modules for Python in other languages (any language that can export C functions, as most can). These can be developed to work cooperatively with Python using Python’s C <text:span text:style-name="T3">api</text:span>. Shared libraries (DLLs on Windows), whether created by us or obtained from a third party, can be accessed from Python using the <text:span text:style-name="Console">ctypes</text:span> module, giving us virtually unlimited access to the vast amount of functionality available over the Internet thanks to the skill and generosity of open source programmers worldwide.</text:p>
      <text:p text:style-name="P2">And if you want to participate in the Python community, a good place to start is <text:a xlink:type="simple" xlink:href="https://www.python.org/community/" text:style-name="Internet_20_link" text:visited-style-name="Visited_20_Internet_20_Link"><text:span text:style-name="T2">python.org/community</text:span></text:a> where you will find Wikis and many general and special-interest mailing li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text:tab/><text:page-number text:select-page="current">0</text:page-number></text:p>
      </style:header>
      <style:header-left>
        <text:p text:style-name="MP2"><text:page-number text:select-page="current">0</text:page-number><text:tab/><text:chapter text:display="number-and-name" text:outline-level="1"/></text:p>
      </style:header-left>
      <style:header-first>
        <text:p text:style-name="MP2"><text:page-number text:select-page="current">0</text:page-number><text:tab/><text:chapter text:display="number-and-name" text:outline-level="1"/></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0"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4"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6"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7"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8"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11"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12"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13"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0"><draw:text-box><text:p text:style-name="MP15"><text:span text:style-name="Caption_20_characters"><text:span text:style-name="MT8"><text:chapter text:display="number" text:outline-level="1"/></text:span></text:span></text:p></draw:text-box></draw:frame><draw:frame text:anchor-type="paragraph" draw:z-index="1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1</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13:46:21.803226837</meta:creation-date>
    <dc:date>2024-12-06T21:23:10.398736617</dc:date>
    <meta:editing-duration>PT6M29S</meta:editing-duration>
    <meta:editing-cycles>5</meta:editing-cycles>
    <meta:generator>LibreOffice/24.8.3.2$Linux_X86_64 LibreOffice_project/48a6bac9e7e268aeb4c3483fcf825c94556d9f92</meta:generator>
    <meta:document-statistic meta:table-count="0" meta:image-count="0" meta:object-count="0" meta:page-count="1" meta:paragraph-count="57" meta:word-count="356" meta:character-count="1903" meta:non-whitespace-character-count="1587"/>
  </office:meta>
</office:document-meta>
</file>